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6.69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TravelMode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e valid travel modes that can be specified in a DirectionsRequest as well as the travel modes returned in a DirectionsStep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Constant</text:p>
          </table:table-cell>
          <table:table-cell table:style-name="ce2" table:number-columns-repeated="2"/>
        </table:table-row>
        <table:table-row table:style-name="ro3">
          <table:table-cell table:style-name="ce4" office:value-type="string">
            <text:p>Constant</text:p>
          </table:table-cell>
          <table:table-cell table:style-name="ce4" office:value-type="string">
            <text:p>Description</text:p>
          </table:table-cell>
          <table:table-cell table:style-name="ce4"/>
        </table:table-row>
        <table:table-row table:style-name="ro3">
          <table:table-cell table:style-name="ce2" office:value-type="string">
            <text:p>BICYCLING</text:p>
          </table:table-cell>
          <table:table-cell table:style-name="ce2" office:value-type="string">
            <text:p>Specifies a bicycling directions request.</text:p>
          </table:table-cell>
          <table:table-cell table:style-name="ce2"/>
        </table:table-row>
        <table:table-row table:style-name="ro2">
          <table:table-cell office:value-type="string">
            <text:p>DRIVING</text:p>
          </table:table-cell>
          <table:table-cell office:value-type="string">
            <text:p>Specifies a driving directions request.</text:p>
          </table:table-cell>
          <table:table-cell/>
        </table:table-row>
        <table:table-row table:style-name="ro2">
          <table:table-cell office:value-type="string">
            <text:p>TRANSIT</text:p>
          </table:table-cell>
          <table:table-cell office:value-type="string">
            <text:p>Specifies a transit directions request.</text:p>
          </table:table-cell>
          <table:table-cell/>
        </table:table-row>
        <table:table-row table:style-name="ro2">
          <table:table-cell office:value-type="string">
            <text:p>WALKING</text:p>
          </table:table-cell>
          <table:table-cell office:value-type="string">
            <text:p>Specifies a walking directions request.</text:p>
          </table:table-cell>
          <table:table-cell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18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17:49.28</meta:creation-date>
    <dc:date>2012-07-17T11:18:42.91</dc:date>
    <meta:editing-duration>PT53S</meta:editing-duration>
    <meta:editing-cycles>1</meta:editing-cycles>
    <meta:document-statistic meta:table-count="3" meta:cell-count="13" meta:object-count="0"/>
    <meta:generator>OpenOffice.org/3.3$Win32 OpenOffice.org_project/330m20$Build-9567</meta:generator>
  </office:meta>
</office:document-meta>
</file>